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2231440279483488533" text:style-name="L1">
              <text:list-item>
                <text:p text:style-name="P6"><text:span text:style-name="T4">Daniel Bersenkowitsch (Schriftführer)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  <text:list-item>
                <text:p text:style-name="P6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1289990974025838357" text:style-name="L2">
              <text:list-item>
                <text:p text:style-name="P7">Konzept zur Erstellung von Trainingsplänen</text:p>
              </text:list-item>
              <text:list-item>
                <text:p text:style-name="P7">API Level updaten</text:p>
              </text:list-item>
              <text:list-item>
                <text:p text:style-name="P7">Dateneinspeisung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>Darstellungen des Konzepts zur Erstellung von Trainingsplänen ersichtlicher machen um sich besser darin zurechtzufinden. Neuüberarbeitung fällig.</text:p>
            <text:p text:style-name="P2">Protokolle updaten bei mündlichen Ausmachungen, Protokolle immer mitführen.</text:p>
            <text:p text:style-name="P2">Landscapemodus = fullscreen beim Video.</text:p>
            <text:p text:style-name="P2">Pflichtenheft updaten!</text:p>
            <text:p text:style-name="P2">Immer mitschreiben was braucht man, was braucht man nicht?!</text:p>
            <text:p text:style-name="P2">Tablet abholen von Herrn Prof. Thumfahrt um die App darauf zu testen.</text:p>
            <text:p text:style-name="P2">Neue Farbschemen werden ausprobiert.</text:p>
            <text:p text:style-name="P2">Neuartige „coole“ Sachen laufen nicht auf unserem API level</text:p>
            <text:p text:style-name="P2">Usereingabe fortschritt vorgeführt. Für MaterialDesign API level 21 updaten! Das gesamte Projekt neu anlegen – Die Zielgruppe hat eher neuere Apps – daher updaten.</text:p>
            <text:p text:style-name="P2">Nächste Iteration: </text:p>
            <text:p text:style-name="P2">• Dateneinspeisung in die Datenbank. Bis 18.01.15</text:p>
            <text:p text:style-name="P2">• API level auf 21 updaten! 18.01.15</text:p>
            <text:p text:style-name="P2">• Usereingabe fertigstellung Bis 18.01.15</text:p>
            <text:p text:style-name="P2">• Trainingsplan generieren Konzept ordentlich formulieren. Bis 18.01.15</text:p>
            <text:p text:style-name="P2">• Icons erstellen 18.01.15</text:p>
            <text:p text:style-name="P2">• ERD erstellen 18.01.15</text:p>
            <text:p text:style-name="P2">• Codereview geplant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/</text:p>
            <text:p text:style-name="P2"/>
          </table:table-cell>
        </table:table-row>
        <table:table-row>
          <table:table-cell table:style-name="Table1.A2" office:value-type="string">
            <text:p text:style-name="P3">Zusammenfassung: /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sprechung</text:span><text:tab/><text:tab/><text:span text:style-name="MT2">Protokoll vom 11.01.2016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07:48</dc:date>
    <meta:editing-duration>P1DT1H24M57S</meta:editing-duration>
    <meta:editing-cycles>18</meta:editing-cycles>
    <meta:generator>OpenOffice.org/3.4.1$Unix OpenOffice.org_project/341m1$Build-9593</meta:generator>
    <meta:document-statistic meta:table-count="1" meta:image-count="0" meta:object-count="0" meta:page-count="1" meta:paragraph-count="32" meta:word-count="169" meta:character-count="1253"/>
  </office:meta>
</office:document-meta>
</file>